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286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 style:data-style-name="N99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number-columns-repeated="3" table:default-cell-style-name="ce5"/>
        <table:table-column table:style-name="co1" table:number-columns-repeated="5" table:default-cell-style-name="Default"/>
        <table:table-column table:style-name="co1" table:number-columns-repeated="2" table:default-cell-style-name="ce5"/>
        <table:table-column table:style-name="co1" table:default-cell-style-name="ce6"/>
        <table:table-column table:style-name="co3" table:default-cell-style-name="Default"/>
        <table:table-row table:style-name="ro1">
          <table:table-cell office:value-type="string" calcext:value-type="string">
            <text:p>AlphaZeroResnet-Architecture Experiments: Batch_Size=2048, lr=0.1</text:p>
          </table:table-cell>
          <table:table-cell table:number-columns-repeated="6"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5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# Residual Blocks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ms/step</text:p>
          </table:table-cell>
          <table:table-cell office:value-type="string" calcext:value-type="string">
            <text:p>train_loss</text:p>
          </table:table-cell>
          <table:table-cell office:value-type="string" calcext:value-type="string">
            <text:p>val_loss</text:p>
          </table:table-cell>
          <table:table-cell table:style-name="Default" office:value-type="string" calcext:value-type="string">
            <text:p>res_scale_fac</text:p>
          </table:table-cell>
          <table:table-cell table:style-name="Default" office:value-type="string" calcext:value-type="string">
            <text:p>use_se</text:p>
          </table:table-cell>
          <table:table-cell table:style-name="Default" office:value-type="string" calcext:value-type="string">
            <text:p>use_rise_stem</text:p>
          </table:table-cell>
          <table:table-cell office:value-type="string" calcext:value-type="string">
            <text:p>cardinality</text:p>
          </table:table-cell>
          <table:table-cell office:value-type="string" calcext:value-type="string">
            <text:p>channels_0</text:p>
          </table:table-cell>
          <table:table-cell office:value-type="string" calcext:value-type="string">
            <text:p>kernel_0</text:p>
          </table:table-cell>
          <table:table-cell office:value-type="string" calcext:value-type="string">
            <text:p>channels_1</text:p>
          </table:table-cell>
          <table:table-cell office:value-type="string" calcext:value-type="string">
            <text:p>kernel_1</text:p>
          </table:table-cell>
          <table:table-cell table:style-name="Default" office:value-type="string" calcext:value-type="string">
            <text:p>channels_2</text:p>
          </table:table-cell>
          <table:table-cell table:style-name="Default" office:value-type="string" calcext:value-type="string">
            <text:p>Kernel_2</text:p>
          </table:table-cell>
          <table:table-cell table:style-name="Default" office:value-type="string" calcext:value-type="string">
            <text:p>ms/step * val_loss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u</text:p>
          </table:table-cell>
          <table:table-cell office:value-type="float" office:value="369" calcext:value-type="float">
            <text:p>369</text:p>
          </table:table-cell>
          <table:table-cell office:value-type="float" office:value="2.7313" calcext:value-type="float">
            <text:p>2.7313</text:p>
          </table:table-cell>
          <table:table-cell office:value-type="float" office:value="2.9093" calcext:value-type="float">
            <text:p>2.909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x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x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formula="of:=[.E4:.E23] * [.G4:.G23]" office:value-type="float" office:value="1073.5317" calcext:value-type="float">
            <text:p>1073.5317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u</text:p>
          </table:table-cell>
          <table:table-cell office:value-type="float" office:value="427" calcext:value-type="float">
            <text:p>427</text:p>
          </table:table-cell>
          <table:table-cell office:value-type="float" office:value="2.6416" calcext:value-type="float">
            <text:p>2.6416</text:p>
          </table:table-cell>
          <table:table-cell office:value-type="float" office:value="2.8398" calcext:value-type="float">
            <text:p>2.8398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x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x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formula="of:=[.E5:.E24] * [.G5:.G24]" office:value-type="float" office:value="1212.5946" calcext:value-type="float">
            <text:p>1212.5946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u</text:p>
          </table:table-cell>
          <table:table-cell office:value-type="float" office:value="430" calcext:value-type="float">
            <text:p>430</text:p>
          </table:table-cell>
          <table:table-cell office:value-type="float" office:value="2.5675" calcext:value-type="float">
            <text:p>2.5675</text:p>
          </table:table-cell>
          <table:table-cell office:value-type="float" office:value="2.7641" calcext:value-type="float">
            <text:p>2.764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x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x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formula="of:=[.E6:.E25] * [.G6:.G25]" office:value-type="float" office:value="1188.563" calcext:value-type="float">
            <text:p>1188.56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elu</text:p>
          </table:table-cell>
          <table:table-cell office:value-type="float" office:value="385" calcext:value-type="float">
            <text:p>385</text:p>
          </table:table-cell>
          <table:table-cell office:value-type="float" office:value="2.5766" calcext:value-type="float">
            <text:p>2.5766</text:p>
          </table:table-cell>
          <table:table-cell office:value-type="float" office:value="2.7606" calcext:value-type="float">
            <text:p>2.7606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x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x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formula="of:=[.E7:.E26] * [.G7:.G26]" office:value-type="float" office:value="1062.831" calcext:value-type="float">
            <text:p>1062.831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relu</text:p>
          </table:table-cell>
          <table:table-cell office:value-type="float" office:value="408" calcext:value-type="float">
            <text:p>408</text:p>
          </table:table-cell>
          <table:table-cell office:value-type="float" office:value="2.6087" calcext:value-type="float">
            <text:p>2.6087</text:p>
          </table:table-cell>
          <table:table-cell office:value-type="float" office:value="2.867" calcext:value-type="float">
            <text:p>2.867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x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x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formula="of:=[.E8:.E27] * [.G8:.G27]" office:value-type="float" office:value="1169.736" calcext:value-type="float">
            <text:p>1169.736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u</text:p>
          </table:table-cell>
          <table:table-cell office:value-type="float" office:value="377" calcext:value-type="float">
            <text:p>377</text:p>
          </table:table-cell>
          <table:table-cell office:value-type="float" office:value="2.6396" calcext:value-type="float">
            <text:p>2.6396</text:p>
          </table:table-cell>
          <table:table-cell office:value-type="float" office:value="2.8221" calcext:value-type="float">
            <text:p>2.822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x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x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formula="of:=[.E9:.E28] * [.G9:.G28]" office:value-type="float" office:value="1063.9317" calcext:value-type="float">
            <text:p>1063.9317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u</text:p>
          </table:table-cell>
          <table:table-cell office:value-type="float" office:value="319" calcext:value-type="float">
            <text:p>319</text:p>
          </table:table-cell>
          <table:table-cell office:value-type="float" office:value="2.7004" calcext:value-type="float">
            <text:p>2.7004</text:p>
          </table:table-cell>
          <table:table-cell office:value-type="float" office:value="2.883" calcext:value-type="float">
            <text:p>2.88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x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x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formula="of:=[.E10:.E29] * [.G10:.G29]" office:value-type="float" office:value="919.677" calcext:value-type="float">
            <text:p>919.677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elu</text:p>
          </table:table-cell>
          <table:table-cell office:value-type="float" office:value="316" calcext:value-type="float">
            <text:p>316</text:p>
          </table:table-cell>
          <table:table-cell office:value-type="float" office:value="2.6291" calcext:value-type="float">
            <text:p>2.6291</text:p>
          </table:table-cell>
          <table:table-cell office:value-type="float" office:value="2.8016" calcext:value-type="float">
            <text:p>2.801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x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x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formula="of:=[.E11:.E30] * [.G11:.G30]" office:value-type="float" office:value="885.3056" calcext:value-type="float">
            <text:p>885.3056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u</text:p>
          </table:table-cell>
          <table:table-cell office:value-type="float" office:value="375" calcext:value-type="float">
            <text:p>375</text:p>
          </table:table-cell>
          <table:table-cell office:value-type="float" office:value="2.6914" calcext:value-type="float">
            <text:p>2.6914</text:p>
          </table:table-cell>
          <table:table-cell office:value-type="float" office:value="2.9053" calcext:value-type="float">
            <text:p>2.905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x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x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formula="of:=[.E12:.E31] * [.G12:.G31]" office:value-type="float" office:value="1089.4875" calcext:value-type="float">
            <text:p>1089.487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u</text:p>
          </table:table-cell>
          <table:table-cell office:value-type="float" office:value="321" calcext:value-type="float">
            <text:p>321</text:p>
          </table:table-cell>
          <table:table-cell office:value-type="float" office:value="2.7006" calcext:value-type="float">
            <text:p>2.7006</text:p>
          </table:table-cell>
          <table:table-cell office:value-type="float" office:value="2.899" calcext:value-type="float">
            <text:p>2.89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x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x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formula="of:=[.E13:.E32] * [.G13:.G32]" office:value-type="float" office:value="930.579" calcext:value-type="float">
            <text:p>930.579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elu</text:p>
          </table:table-cell>
          <table:table-cell table:formula="of:=458*2" office:value-type="float" office:value="916" calcext:value-type="float">
            <text:p>916</text:p>
          </table:table-cell>
          <table:table-cell office:value-type="float" office:value="2.3715" calcext:value-type="float">
            <text:p>2.3715</text:p>
          </table:table-cell>
          <table:table-cell office:value-type="float" office:value="2.559" calcext:value-type="float">
            <text:p>2.559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x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x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formula="of:=[.E14:.E33] * [.G14:.G33]" office:value-type="float" office:value="2344.044" calcext:value-type="float">
            <text:p>2344.044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elu</text:p>
          </table:table-cell>
          <table:table-cell table:formula="of:=491*2" office:value-type="float" office:value="982" calcext:value-type="float">
            <text:p>982</text:p>
          </table:table-cell>
          <table:table-cell office:value-type="float" office:value="2.3205" calcext:value-type="float">
            <text:p>2.3205</text:p>
          </table:table-cell>
          <table:table-cell office:value-type="float" office:value="2.5729" calcext:value-type="float">
            <text:p>2.5729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x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x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formula="of:=[.E15:.E34] * [.G15:.G34]" office:value-type="float" office:value="2526.5878" calcext:value-type="float">
            <text:p>2526.587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u</text:p>
          </table:table-cell>
          <table:table-cell office:value-type="float" office:value="362" calcext:value-type="float">
            <text:p>362</text:p>
          </table:table-cell>
          <table:table-cell office:value-type="float" office:value="2.6716" calcext:value-type="float">
            <text:p>2.6716</text:p>
          </table:table-cell>
          <table:table-cell office:value-type="float" office:value="2.8846" calcext:value-type="float">
            <text:p>2.8846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x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x3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string" calcext:value-type="string">
            <text:p>1x1</text:p>
          </table:table-cell>
          <table:table-cell table:formula="of:=[.E16:.E35] * [.G16:.G35]" office:value-type="float" office:value="1044.2252" calcext:value-type="float">
            <text:p>1044.2252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u</text:p>
          </table:table-cell>
          <table:table-cell office:value-type="float" office:value="364" calcext:value-type="float">
            <text:p>364</text:p>
          </table:table-cell>
          <table:table-cell office:value-type="float" office:value="2.8127" calcext:value-type="float">
            <text:p>2.8127</text:p>
          </table:table-cell>
          <table:table-cell office:value-type="float" office:value="2.9779" calcext:value-type="float">
            <text:p>2.9779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x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3x3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string" calcext:value-type="string">
            <text:p>1x1</text:p>
          </table:table-cell>
          <table:table-cell table:formula="of:=[.E17:.E36] * [.G17:.G36]" office:value-type="float" office:value="1083.9556" calcext:value-type="float">
            <text:p>1083.9556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u</text:p>
          </table:table-cell>
          <table:table-cell office:value-type="float" office:value="399" calcext:value-type="float">
            <text:p>399</text:p>
          </table:table-cell>
          <table:table-cell office:value-type="float" office:value="2.7798" calcext:value-type="float">
            <text:p>2.7798</text:p>
          </table:table-cell>
          <table:table-cell office:value-type="float" office:value="2.9771" calcext:value-type="float">
            <text:p>2.9771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3x3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3x3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string" calcext:value-type="string">
            <text:p>1x1</text:p>
          </table:table-cell>
          <table:table-cell table:formula="of:=[.E18:.E37] * [.G18:.G37]" office:value-type="float" office:value="1187.8629" calcext:value-type="float">
            <text:p>1187.8629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u</text:p>
          </table:table-cell>
          <table:table-cell office:value-type="float" office:value="329" calcext:value-type="float">
            <text:p>329</text:p>
          </table:table-cell>
          <table:table-cell office:value-type="float" office:value="2.8532" calcext:value-type="float">
            <text:p>2.8532</text:p>
          </table:table-cell>
          <table:table-cell office:value-type="float" office:value="3.0153" calcext:value-type="float">
            <text:p>3.0153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3x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3x3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string" calcext:value-type="string">
            <text:p>1x1</text:p>
          </table:table-cell>
          <table:table-cell table:formula="of:=[.E19:.E38] * [.G19:.G38]" office:value-type="float" office:value="992.0337" calcext:value-type="float">
            <text:p>992.0337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u</text:p>
          </table:table-cell>
          <table:table-cell office:value-type="float" office:value="521" calcext:value-type="float">
            <text:p>521</text:p>
          </table:table-cell>
          <table:table-cell office:value-type="float" office:value="2.9845" calcext:value-type="float">
            <text:p>2.9845</text:p>
          </table:table-cell>
          <table:table-cell office:value-type="float" office:value="3.1416" calcext:value-type="float">
            <text:p>3.1416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x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3x3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string" calcext:value-type="string">
            <text:p>1x1</text:p>
          </table:table-cell>
          <table:table-cell table:formula="of:=[.E20:.E39] * [.G20:.G39]" office:value-type="float" office:value="1636.7736" calcext:value-type="float">
            <text:p>1636.7736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u</text:p>
          </table:table-cell>
          <table:table-cell office:value-type="float" office:value="435" calcext:value-type="float">
            <text:p>435</text:p>
          </table:table-cell>
          <table:table-cell office:value-type="float" office:value="2.7467" calcext:value-type="float">
            <text:p>2.7467</text:p>
          </table:table-cell>
          <table:table-cell office:value-type="float" office:value="2.9338" calcext:value-type="float">
            <text:p>2.933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x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x3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string" calcext:value-type="string">
            <text:p>1x1</text:p>
          </table:table-cell>
          <table:table-cell table:formula="of:=[.E21:.E40] * [.G21:.G40]" office:value-type="float" office:value="1276.203" calcext:value-type="float">
            <text:p>1276.20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u</text:p>
          </table:table-cell>
          <table:table-cell office:value-type="float" office:value="355" calcext:value-type="float">
            <text:p>355</text:p>
          </table:table-cell>
          <table:table-cell office:value-type="float" office:value="2.7343" calcext:value-type="float">
            <text:p>2.7343</text:p>
          </table:table-cell>
          <table:table-cell office:value-type="float" office:value="2.917" calcext:value-type="float">
            <text:p>2.917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x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x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formula="of:=[.E22:.E41] * [.G22:.G41]" office:value-type="float" office:value="1035.535" calcext:value-type="float">
            <text:p>1035.535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u</text:p>
          </table:table-cell>
          <table:table-cell office:value-type="float" office:value="343" calcext:value-type="float">
            <text:p>343</text:p>
          </table:table-cell>
          <table:table-cell office:value-type="float" office:value="2.79" calcext:value-type="float">
            <text:p>2.79</text:p>
          </table:table-cell>
          <table:table-cell office:value-type="float" office:value="2.9418" calcext:value-type="float">
            <text:p>2.9418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x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3x3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string" calcext:value-type="string">
            <text:p>1x1</text:p>
          </table:table-cell>
          <table:table-cell table:formula="of:=[.E23:.E42] * [.G23:.G42]" office:value-type="float" office:value="1009.0374" calcext:value-type="float">
            <text:p>1009.0374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elu</text:p>
          </table:table-cell>
          <table:table-cell office:value-type="float" office:value="410" calcext:value-type="float">
            <text:p>410</text:p>
          </table:table-cell>
          <table:table-cell office:value-type="float" office:value="2.6059" calcext:value-type="float">
            <text:p>2.6059</text:p>
          </table:table-cell>
          <table:table-cell office:value-type="float" office:value="2.8019" calcext:value-type="float">
            <text:p>2.801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x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3x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formula="of:=[.E24:.E43] * [.G24:.G43]" office:value-type="float" office:value="1148.779" calcext:value-type="float">
            <text:p>1148.7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elu</text:p>
          </table:table-cell>
          <table:table-cell office:value-type="float" office:value="334" calcext:value-type="float">
            <text:p>334</text:p>
          </table:table-cell>
          <table:table-cell office:value-type="float" office:value="2.6358" calcext:value-type="float">
            <text:p>2.6358</text:p>
          </table:table-cell>
          <table:table-cell office:value-type="float" office:value="2.7994" calcext:value-type="float">
            <text:p>2.799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x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3x3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string" calcext:value-type="string">
            <text:p>1x1</text:p>
          </table:table-cell>
          <table:table-cell table:formula="of:=[.E25:.E44] * [.G25:.G44]" office:value-type="float" office:value="934.9996" calcext:value-type="float">
            <text:p>934.99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30">00/00/0000</text:date>, <text:time style:data-style-name="N2" text:time-value="15:22:58.865728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1:18:12.959639851</meta:creation-date>
    <dc:date>2018-09-30T17:08:02.082086576</dc:date>
    <meta:editing-duration>P1DT15H32M5S</meta:editing-duration>
    <meta:editing-cycles>6</meta:editing-cycles>
    <meta:generator>LibreOffice/6.0.3.2$Linux_X86_64 LibreOffice_project/00m0$Build-2</meta:generator>
    <meta:document-statistic meta:table-count="1" meta:cell-count="392" meta:object-count="0"/>
  </office:meta>
</office:document-meta>
</file>